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Final project ideas (Listed in order of preference):</text:p>
      <text:p text:style-name="P3"/>
      <text:list xml:id="list733050232" text:style-name="L1">
        <text:list-item>
          <text:p text:style-name="P4">Design a General Purpose Schema to Store am Evolving Data Set<text:line-break/></text:p>
        </text:list-item>
        <text:list-item>
          <text:p text:style-name="P5">Using and Evaluating XML Compression Algorithms<text:line-break/></text:p>
        </text:list-item>
        <text:list-item>
          <text:p text:style-name="P5">Large Scale Data Visualization and Analysis<text:line-break/></text:p>
        </text:list-item>
        <text:list-item>
          <text:p text:style-name="P5">File System Integrity and Stable Storage<text:line-break/></text:p>
        </text:list-item>
        <text:list-item>
          <text:p text:style-name="P5">Evaluating the Performance of Relational Databa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Braden Licastro<text:tab/>Final Project<text:tab/>CMPSC380S2013</text:p>
      </style:header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3-04-11T14:39:36</meta:creation-date>
    <dc:date>2013-04-12T10:05:36</dc:date>
    <dc:creator>Braden Licastro</dc:creator>
    <meta:editing-duration>PT3M28S</meta:editing-duration>
    <meta:editing-cycles>6</meta:editing-cycles>
    <meta:generator>LibreOffice/3.5$Linux_X86_64 LibreOffice_project/350m1$Build-2</meta:generator>
    <meta:printed-by>Braden Licastro</meta:printed-by>
    <meta:print-date>2013-04-12T10:05:33</meta:print-date>
    <meta:document-statistic meta:table-count="0" meta:image-count="0" meta:object-count="0" meta:page-count="1" meta:paragraph-count="8" meta:word-count="57" meta:character-count="361" meta:non-whitespace-character-count="313"/>
  </office:meta>
</office:document-meta>
</file>